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2" manifest:media-type="application/vnd.oasis.opendocument.base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/>
      <style:text-properties style:font-name="Liberation Sans" style:font-name-asian="Noto Sans CJK SC Regular" style:font-name-complex="Lohit Devanagari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" table:default-cell-style-name="ce1"/>
        <table:table-column table:style-name="co3" table:default-cell-style-name="ce2"/>
        <table:table-column table:style-name="co1" table:default-cell-style-name="ce3"/>
        <table:table-column table:style-name="co4" table:default-cell-style-name="ce4"/>
        <table:table-column table:style-name="co5" table:number-columns-repeated="2" table:default-cell-style-name="ce2"/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ITE</text:p>
          </table:table-cell>
          <table:table-cell table:number-columns-repeated="11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UDENT NO 0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1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UDENT NO 0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table:number-columns-repeated="1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UDENT NO 03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UDENT NO 0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UDENT NO 0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table:number-columns-repeated="1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UDENT NO 06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1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UDENT NO 07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1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UDENT NO 0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UDENT NO 0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UDENT NO 1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table:number-columns-repeated="15"/>
        </table:table-row>
        <table:table-row table:style-name="ro1" table:number-rows-repeated="4">
          <table:table-cell table:style-name="Default" table:number-columns-repeated="16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00/00/0000</text:date>, <text:time style:data-style-name="N2" text:time-value="10:45:58.186414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9:33:42.012251465</meta:creation-date>
    <dc:date>2018-06-03T11:02:51.383503402</dc:date>
    <meta:editing-duration>PT2H33M37S</meta:editing-duration>
    <meta:editing-cycles>17</meta:editing-cycles>
    <meta:generator>LibreOffice/5.1.6.2$Linux_X86_64 LibreOffice_project/10m0$Build-2</meta:generator>
    <meta:document-statistic meta:table-count="1" meta:cell-count="88" meta:object-count="0"/>
  </office:meta>
</office:document-meta>
</file>

<file path=EmbeddedDatabas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db="urn:oasis:names:tc:opendocument:xmlns:database:1.0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database>
      <db:data-source>
        <db:connection-data>
          <db:database-description>
            <db:file-based-database xlink:href="..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